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25c6a" officeooo:paragraph-rsid="00025c6a"/>
    </style:style>
    <style:style style:name="P2" style:family="paragraph" style:parent-style-name="Standard">
      <style:text-properties officeooo:rsid="00042755" officeooo:paragraph-rsid="0004275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1)Display All the information of the emp table?</text:p>
      <text:p text:style-name="P1">SQL&gt; select * from emp2;</text:p>
      <text:p text:style-name="P1"/>
      <text:p text:style-name="P1">2)Display unique jobs from EMP table?</text:p>
      <text:p text:style-name="P1">SQL&gt; <text:s/>select distinct job from emp2;</text:p>
      <text:p text:style-name="P1"/>
      <text:p text:style-name="P1">3)List the details of emps in ASC order of their salaries?</text:p>
      <text:p text:style-name="P1">SQL&gt; <text:s/>select * from emp2 order by sal asc;</text:p>
      <text:p text:style-name="P1"/>
      <text:p text:style-name="P1">4)List the details of emps in ASC order <text:s/>of the deptno and does of jobs?</text:p>
      <text:p text:style-name="P1">SQL&gt; <text:s text:c="2"/>select deptno,job from emp2 order by deptno asc, job desc;</text:p>
      <text:p text:style-name="P1"/>
      <text:p text:style-name="P1">5)Display all the unique job groups in the descending order?</text:p>
      <text:p text:style-name="P1">SQL&gt; <text:s text:c="3"/>select distinct job from emp2 order by job desc;</text:p>
      <text:p text:style-name="P1"/>
      <text:p text:style-name="P1">6)Display all the details of all ‘MANAGERS’?</text:p>
      <text:p text:style-name="P1">SQL &gt; <text:s text:c="3"/>select * from emp2 where job='MANAGER';</text:p>
      <text:p text:style-name="P1"/>
      <text:p text:style-name="P1">7)List the emps who joined before 1981,</text:p>
      <text:p text:style-name="P1">SQL &gt; select * from emp2 where hiredate&lt;'1981-01-01';</text:p>
      <text:p text:style-name="P1"/>
      <text:p text:style-name="P1">8)List the empno,ename,sal dailysal of all employes in the asc order of annual?</text:p>
      <text:p text:style-name="P1">SQL &gt; <text:s/>select empno,ename,sal, sal/30 as dailysal,sal*12 as annual from emp2 order by annual asc;</text:p>
      <text:p text:style-name="P1"/>
      <text:p text:style-name="P2">9)Display the empno,ename,job,hiredate, exp of all MANAGERS?</text:p>
      <text:p text:style-name="P2">SQL&gt; select empno,ename,job,hiredate, datediff(month,hiredate,GETDATE()) as exp from emp2 where job='MANAGER';</text:p>
      <text:p text:style-name="P2"/>
      <text:p text:style-name="P2">10)List the empno,ename,sal exp fo all emps working for mgr7839?</text:p>
      <text:p text:style-name="P2">SQL &gt;select empno,ename,sal, datediff(month,hiredate,GETDATE()) as exp_emps from emp2 where mgr=7839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8T10:59:06.749336718</meta:creation-date>
    <dc:date>2019-06-28T11:14:51.547655459</dc:date>
    <meta:editing-duration>PT4M26S</meta:editing-duration>
    <meta:editing-cycles>1</meta:editing-cycles>
    <meta:document-statistic meta:table-count="0" meta:image-count="0" meta:object-count="0" meta:page-count="1" meta:paragraph-count="20" meta:word-count="186" meta:character-count="1192" meta:non-whitespace-character-count="1014"/>
    <meta:generator>LibreOffice/6.0.3.2$Linux_X86_64 LibreOffice_project/00m0$Build-2</meta:generator>
  </office:meta>
</office:document-meta>
</file>